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style>
    <style:style style:name="P23" style:family="paragraph" style:list-style-name="L1"/>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1390171376"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green</text:p>
        </text:list-item>
        <text:list-item>
          <text:p text:style-name="P1"><text:soft-page-break/>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when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finished queue). Orders-to-cook is filled by waiters (they empty their „orders-to-kitchen“ <text:soft-page-break/>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Default is 60 (60 ticks=60 seconds). It uses modulo: When </text:span><text:span text:style-name="Emphasis"><text:span text:style-name="T1">ticks mod max-ticks-needed-for-</text:span></text:span><text:soft-page-break/><text:span text:style-name="Emphasis"><text:span text:style-name="T1">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2"><text:span text:style-name="T1">left-ok</text:span> - number of guests who left the restaurant with good feeling (time for lunch hasn’t been exceeded) </text:p>
        </text:list-item>
        <text:list-item>
          <text:p text:style-name="P22"><text:span text:style-name="T1">left-in-rush</text:span> - number of guests who left the restaurant in rush (time for lunch has been almost exceeded) </text:p>
        </text:list-item>
        <text:list-item>
          <text:p text:style-name="P22"><text:span text:style-name="T1">left-unsatisfied</text:span> - number of guests who left the restaurant unsatisfied (time for lunch has been exceeded) </text:p>
        </text:list-item>
        <text:list-item>
          <text:p text:style-name="P22"><text:span text:style-name="T1">% left-ok</text:span> - rate of guests who left the restaurant with good mood (time for lunch hasn’t been exceeded) related to total guests </text:p>
        </text:list-item>
        <text:list-item>
          <text:p text:style-name="P22"><text:span text:style-name="T1">% left-in-rush</text:span> - rate of guests who left the restaurant in rush (time for lunch has been almost exceeded) related to total guests </text:p>
        </text:list-item>
        <text:list-item>
          <text:p text:style-name="P22"><text:span text:style-name="T1">% left-unsatisfied</text:span> - rate of guests who left the restaurant unsatisfied (time for lunch has been exceeded) related to total guests </text:p>
        </text:list-item>
        <text:list-item>
          <text:p text:style-name="P22"><text:span text:style-name="T1">coming, seating, ordering, waiting, eating, wanna-pay, leaving, left</text:span> - number of guests with these states </text:p>
        </text:list-item>
        <text:list-item>
          <text:p text:style-name="P22"><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2096333408"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and has huge side effects. Almost 1/3 of the code should have been dedicated just to avoiding so it was skipped in the version 1.0.</text:span></text:p>
        </text:list-item>
        <text:list-item>
          <text:p text:style-name="P8"><text:span text:style-name="T4">Waiters don't help each other. Every waiter has his tables and don't go to another table at all. In reality they could help themselves.</text:span></text:p>
        </text:list-item>
        <text:list-item>
          <text:p text:style-name="P8"><text:span text:style-name="T4">Technically, waiters don't serve to guests but to tables and we don't register orders for particular guest. So each order to particular table is dedicated just to the table. Then, when one guest will make an order and second guest at the same table will make another order, the second one can eat order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guest-every-nth-tick“ input).</text:span></text:p>
          <text:p text:style-name="P8"><text:span text:style-name="T4"/></text:p>
        </text:list-item>
      </text:list>
      <text:p text:style-name="P2"><text:soft-page-break/></text:p>
      <text:h text:style-name="Heading_20_2" text:outline-level="2">Results</text:h>
      <text:list xml:id="list1419488263" text:continue-list="list1390171376" text:style-name="L1">
        <text:list-header>
          <text:p text:style-name="P17">list of results, their analysis, interpretation and evaluation</text:p>
          <text:p text:style-name="P17"/>
        </text:list-header>
      </text:list>
      <text:h text:style-name="Heading_20_2" text:outline-level="2">Conclusion</text:h>
      <text:list xml:id="list904014407" text:continue-numbering="true" text:style-name="L1">
        <text:list-header>
          <text:p text:style-name="P17">how the problem was solved</text:p>
        </text:list-header>
      </text:list>
      <text:h text:style-name="Heading_20_2" text:outline-level="2">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2T16:03:42</dc:date>
    <meta:editing-duration>P2DT43M48S</meta:editing-duration>
    <meta:editing-cycles>236</meta:editing-cycles>
    <meta:document-statistic meta:table-count="0" meta:image-count="0" meta:object-count="0" meta:page-count="5" meta:paragraph-count="115" meta:word-count="1957" meta:character-count="10982" meta:non-whitespace-character-count="9214"/>
  </office:meta>
</office:document-meta>
</file>